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" style:family="table-cell" style:parent-style-name="Default">
      <style:table-cell-properties fo:background-color="#ffd7d7"/>
    </style:style>
    <style:style style:name="ce20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cd3c1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cd3c1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d7d7"/>
    </style:style>
    <style:style style:name="ce17" style:family="table-cell" style:parent-style-name="Default" style:data-style-name="N1">
      <style:table-cell-properties fo:background-color="#81d41a"/>
    </style:style>
    <style:style style:name="ce18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aradigm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2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lide 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with skipping</text:p>
          </table:table-cell>
          <table:table-cell table:style-name="Default" office:value-type="string" calcext:value-type="string">
            <text:p>cumulative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])/60" office:value-type="float" office:value="0.333333333333333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3])/60" office:value-type="float" office:value="2.16666666666667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4])/60" office:value-type="float" office:value="3.3333333333333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([.$C$2:.C5])/60" office:value-type="float" office:value="4.8333333333333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SUM([.$C$2:.C6])/60" office:value-type="float" office:value="5.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SUM([.$C$2:.C7])/60" office:value-type="float" office:value="6.21666666666667" calcext:value-type="float">
            <text:p>6</text:p>
          </table:table-cell>
          <table:table-cell table:style-name="ce26" office:value-type="string" calcext:value-type="string">
            <text:p>skip second overlay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8])/60" office:value-type="float" office:value="6.88333333333333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9])/60" office:value-type="float" office:value="7.96666666666667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$C$2:.C10])/60" office:value-type="float" office:value="9.3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23" table:formula="of:=SUM([.$C$2:.C11])/60" office:value-type="float" office:value="9.38333333333333" calcext:value-type="float">
            <text:p>9</text:p>
          </table:table-cell>
          <table:table-cell table:style-name="ce19" office:value-type="string" calcext:value-type="string">
            <text:p>check time</text:p>
          </table:table-cell>
          <table:table-cell table:style-name="ce19" office:value-type="string" calcext:value-type="string">
            <text:p>starting to talk about OOP</text:p>
          </table:table-cell>
          <table:table-cell table:style-name="ce19" table:number-columns-repeated="58"/>
          <table:table-cell table:number-columns-repeated="9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SUM([.$C$2:.C12])/60" office:value-type="float" office:value="9.46666666666667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13])/60" office:value-type="float" office:value="11.0166666666667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14])/60" office:value-type="float" office:value="12.5166666666667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SUM([.$C$2:.C15])/60" office:value-type="float" office:value="13.6833333333333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SUM([.$C$2:.C16])/60" office:value-type="float" office:value="15.3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5" calcext:value-type="float">
            <text:p>165</text:p>
          </table:table-cell>
          <table:table-cell table:formula="of:=SUM([.$C$2:.C17])/60" office:value-type="float" office:value="17.8833333333333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23" table:formula="of:=SUM([.$C$2:.C18])/60" office:value-type="float" office:value="20.6333333333333" calcext:value-type="float">
            <text:p>21</text:p>
          </table:table-cell>
          <table:table-cell table:style-name="ce19" office:value-type="string" calcext:value-type="string">
            <text:p>check time</text:p>
          </table:table-cell>
          <table:table-cell table:style-name="ce19" office:value-type="string" calcext:value-type="string">
            <text:p>starting to talk about FP</text:p>
          </table:table-cell>
          <table:table-cell table:style-name="ce19" table:number-columns-repeated="58"/>
          <table:table-cell table:number-columns-repeated="9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$C$2:.C19])/60" office:value-type="float" office:value="20.8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SUM([.$C$2:.C20])/60" office:value-type="float" office:value="22.4666666666667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140" calcext:value-type="float">
            <text:p>140</text:p>
          </table:table-cell>
          <table:table-cell table:style-name="ce24" table:formula="of:=SUM([.$C$2:.C21])/60" office:value-type="float" office:value="22.8" calcext:value-type="float">
            <text:p>23</text:p>
          </table:table-cell>
          <table:table-cell table:style-name="ce20" office:value-type="string" calcext:value-type="string">
            <text:p>POLL! (can skip!)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22])/60" office:value-type="float" office:value="25.1333333333333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$C$2:.C23])/60" office:value-type="float" office:value="27.1333333333333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SUM([.$C$2:.C24])/60" office:value-type="float" office:value="28.55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24" table:formula="of:=SUM([.$C$2:.C25])/60" office:value-type="float" office:value="30.8" calcext:value-type="float">
            <text:p>31</text:p>
          </table:table-cell>
          <table:table-cell table:style-name="ce20" office:value-type="string" calcext:value-type="string">
            <text:p>POLL! (can skip)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6])/60" office:value-type="float" office:value="33.8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10" calcext:value-type="float">
            <text:p>210</text:p>
          </table:table-cell>
          <table:table-cell table:formula="of:=SUM([.$C$2:.C27])/60" office:value-type="float" office:value="35.6333333333333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24" table:formula="of:=SUM([.$C$2:.C28])/60" office:value-type="float" office:value="39.1333333333333" calcext:value-type="float">
            <text:p>39</text:p>
          </table:table-cell>
          <table:table-cell table:style-name="ce20" office:value-type="string" calcext:value-type="string">
            <text:p>ANSWER!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29])/60" office:value-type="float" office:value="42.1333333333333" calcext:value-type="float">
            <text:p>42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0])/60" office:value-type="float" office:value="42.1333333333333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1])/60" office:value-type="float" office:value="44.1333333333333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SUM([.$C$2:.C32])/60" office:value-type="float" office:value="46.1333333333333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9" table:formula="of:=SUM([.$C$2:.C33])/60" office:value-type="float" office:value="49.1333333333333" calcext:value-type="float">
            <text:p>49</text:p>
          </table:table-cell>
          <table:table-cell table:style-name="ce4" office:value-type="string" calcext:value-type="string">
            <text:p>check time</text:p>
          </table:table-cell>
          <table:table-cell table:style-name="ce4" office:value-type="string" calcext:value-type="string">
            <text:p>starting to talk about declarative vs imperative</text:p>
          </table:table-cell>
          <table:table-cell table:style-name="ce4"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34])/60" office:value-type="float" office:value="49.3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5])/60" office:value-type="float" office:value="50.3833333333333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$C$2:.C36])/60" office:value-type="float" office:value="51.3833333333333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7])/60" office:value-type="float" office:value="52.05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$C$2:.C38])/60" office:value-type="float" office:value="53.05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39])/60" office:value-type="float" office:value="53.6333333333333" calcext:value-type="float">
            <text:p>54</text:p>
          </table:table-cell>
          <table:table-cell office:value-type="string" calcext:value-type="string">
            <text:p>can leave out</text:p>
          </table:table-cell>
          <table:table-cell table:number-columns-repeated="1019"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0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1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2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$C$2:.C43])/60" office:value-type="float" office:value="54.9666666666667" calcext:value-type="float">
            <text:p>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$C$2:.C44])/60" office:value-type="float" office:value="55.3" calcext:value-type="float">
            <text:p>55</text:p>
          </table:table-cell>
          <table:table-cell table:number-columns-repeated="1020"/>
        </table:table-row>
      </table:table>
      <table:table table:name="pattern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5"/>
        <table:table-column table:style-name="co1" table:number-columns-repeated="1019" table:default-cell-style-name="Default"/>
        <table:table-row table:style-name="ro1">
          <table:table-cell table:style-name="ce26" office:value-type="string" calcext:value-type="string">
            <text:p>slide no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nteractive time</text:p>
          </table:table-cell>
          <table:table-cell table:style-name="ce26" office:value-type="string" calcext:value-type="string">
            <text:p>time I’ll take</text:p>
          </table:table-cell>
          <table:table-cell table:style-name="ce26" office:value-type="string" calcext:value-type="string">
            <text:p>cumulative</text:p>
          </table:table-cell>
          <table:table-cell table:style-name="ce26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]+[.C2]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]+[.C3]" office:value-type="float" office:value="30" calcext:value-type="float">
            <text:p>30</text:p>
          </table:table-cell>
          <table:table-cell table:formula="of:=SUM([.$D$2:.$D2])/60" office:value-type="float" office:value="0.833333333333333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4]+[.C4]" office:value-type="float" office:value="120" calcext:value-type="float">
            <text:p>120</text:p>
          </table:table-cell>
          <table:table-cell table:formula="of:=SUM([.$D$2:.$D3])/60" office:value-type="float" office:value="1.33333333333333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5]+[.C5]" office:value-type="float" office:value="85" calcext:value-type="float">
            <text:p>85</text:p>
          </table:table-cell>
          <table:table-cell table:formula="of:=SUM([.$D$2:.$D4])/60" office:value-type="float" office:value="3.3333333333333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6]+[.C6]" office:value-type="float" office:value="10" calcext:value-type="float">
            <text:p>10</text:p>
          </table:table-cell>
          <table:table-cell table:formula="of:=SUM([.$D$2:.$D5])/60" office:value-type="float" office:value="4.7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]+[.C7]" office:value-type="float" office:value="60" calcext:value-type="float">
            <text:p>60</text:p>
          </table:table-cell>
          <table:table-cell table:formula="of:=SUM([.$D$2:.$D6])/60" office:value-type="float" office:value="4.91666666666667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8]+[.C8]" office:value-type="float" office:value="75" calcext:value-type="float">
            <text:p>75</text:p>
          </table:table-cell>
          <table:table-cell table:formula="of:=SUM([.$D$2:.$D7])/60" office:value-type="float" office:value="5.91666666666667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80+35" office:value-type="float" office:value="215" calcext:value-type="float">
            <text:p>215</text:p>
          </table:table-cell>
          <table:table-cell/>
          <table:table-cell table:formula="of:=[.B9]+[.C9]" office:value-type="float" office:value="215" calcext:value-type="float">
            <text:p>215</text:p>
          </table:table-cell>
          <table:table-cell table:formula="of:=SUM([.$D$2:.$D8])/60" office:value-type="float" office:value="7.1666666666666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B10]+[.C10]" office:value-type="float" office:value="145" calcext:value-type="float">
            <text:p>145</text:p>
          </table:table-cell>
          <table:table-cell table:formula="of:=SUM([.$D$2:.$D9])/60" office:value-type="float" office:value="10.75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11]+[.C11]" office:value-type="float" office:value="165" calcext:value-type="float">
            <text:p>165</text:p>
          </table:table-cell>
          <table:table-cell table:formula="of:=SUM([.$D$2:.$D10])/60" office:value-type="float" office:value="13.1666666666667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12]+[.C12]" office:value-type="float" office:value="120" calcext:value-type="float">
            <text:p>120</text:p>
          </table:table-cell>
          <table:table-cell table:formula="of:=SUM([.$D$2:.$D11])/60" office:value-type="float" office:value="15.9166666666667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3]+[.C13]" office:value-type="float" office:value="100" calcext:value-type="float">
            <text:p>100</text:p>
          </table:table-cell>
          <table:table-cell table:formula="of:=SUM([.$D$2:.$D12])/60" office:value-type="float" office:value="17.9166666666667" calcext:value-type="float">
            <text:p>18</text:p>
          </table:table-cell>
          <table:table-cell office:value-type="string" calcext:value-type="string">
            <text:p>if I go fast a bi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4]+[.C14]" office:value-type="float" office:value="15" calcext:value-type="float">
            <text:p>15</text:p>
          </table:table-cell>
          <table:table-cell table:formula="of:=SUM([.$D$2:.$D13])/60" office:value-type="float" office:value="19.5833333333333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5]+[.C15]" office:value-type="float" office:value="70" calcext:value-type="float">
            <text:p>70</text:p>
          </table:table-cell>
          <table:table-cell table:formula="of:=SUM([.$D$2:.$D14])/60" office:value-type="float" office:value="19.8333333333333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+[.C16]" office:value-type="float" office:value="12" calcext:value-type="float">
            <text:p>12</text:p>
          </table:table-cell>
          <table:table-cell table:formula="of:=SUM([.$D$2:.$D15])/60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table:formula="of:=[.B17]+[.C17]" office:value-type="float" office:value="205" calcext:value-type="float">
            <text:p>205</text:p>
          </table:table-cell>
          <table:table-cell table:style-name="ce16" table:formula="of:=SUM([.$D$2:.$D16])/60" office:value-type="float" office:value="21.2" calcext:value-type="float">
            <text:p>21</text:p>
          </table:table-cell>
          <table:table-cell table:style-name="ce19"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8]+[.C18]" office:value-type="float" office:value="70" calcext:value-type="float">
            <text:p>70</text:p>
          </table:table-cell>
          <table:table-cell table:formula="of:=SUM([.$D$2:.$D17])/60" office:value-type="float" office:value="24.6166666666667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19]+[.C19]" office:value-type="float" office:value="65" calcext:value-type="float">
            <text:p>65</text:p>
          </table:table-cell>
          <table:table-cell table:formula="of:=SUM([.$D$2:.$D18])/60" office:value-type="float" office:value="25.7833333333333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0]+[.C20]" office:value-type="float" office:value="60" calcext:value-type="float">
            <text:p>60</text:p>
          </table:table-cell>
          <table:table-cell table:formula="of:=SUM([.$D$2:.$D19])/60" office:value-type="float" office:value="26.866666666666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1]+[.C21]" office:value-type="float" office:value="30" calcext:value-type="float">
            <text:p>30</text:p>
          </table:table-cell>
          <table:table-cell table:formula="of:=SUM([.$D$2:.$D20])/60" office:value-type="float" office:value="27.8666666666667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70" calcext:value-type="float">
            <text:p>7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21])/60" office:value-type="float" office:value="28.3666666666667" calcext:value-type="float">
            <text:p>28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23]+[.C23]" office:value-type="float" office:value="95" calcext:value-type="float">
            <text:p>95</text:p>
          </table:table-cell>
          <table:table-cell table:formula="of:=SUM([.$D$2:.$D22])/60" office:value-type="float" office:value="28.3666666666667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24]+[.C24]" office:value-type="float" office:value="65" calcext:value-type="float">
            <text:p>65</text:p>
          </table:table-cell>
          <table:table-cell table:formula="of:=SUM([.$D$2:.$D23])/60" office:value-type="float" office:value="29.95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5]+[.C25]" office:value-type="float" office:value="20" calcext:value-type="float">
            <text:p>20</text:p>
          </table:table-cell>
          <table:table-cell table:formula="of:=SUM([.$D$2:.$D24])/60" office:value-type="float" office:value="31.0333333333333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[.B26]+[.C26]" office:value-type="float" office:value="125" calcext:value-type="float">
            <text:p>125</text:p>
          </table:table-cell>
          <table:table-cell table:style-name="ce16" table:formula="of:=SUM([.$D$2:.$D25])/60" office:value-type="float" office:value="31.3666666666667" calcext:value-type="float">
            <text:p>31</text:p>
          </table:table-cell>
          <table:table-cell table:style-name="ce19"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27]+[.C27]" office:value-type="float" office:value="140" calcext:value-type="float">
            <text:p>140</text:p>
          </table:table-cell>
          <table:table-cell table:formula="of:=SUM([.$D$2:.$D26])/60" office:value-type="float" office:value="33.45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8]+[.C28]" office:value-type="float" office:value="25" calcext:value-type="float">
            <text:p>25</text:p>
          </table:table-cell>
          <table:table-cell table:formula="of:=SUM([.$D$2:.$D27])/60" office:value-type="float" office:value="35.7833333333333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29]+[.C29]" office:value-type="float" office:value="125" calcext:value-type="float">
            <text:p>125</text:p>
          </table:table-cell>
          <table:table-cell table:formula="of:=SUM([.$D$2:.$D28])/60" office:value-type="float" office:value="36.2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55" calcext:value-type="float">
            <text:p>55</text:p>
          </table:table-cell>
          <table:table-cell table:style-name="ce14"/>
          <table:table-cell table:style-name="ce14" table:formula="of:=[.B30]+[.C30]" office:value-type="float" office:value="55" calcext:value-type="float">
            <text:p>55</text:p>
          </table:table-cell>
          <table:table-cell table:style-name="ce18" table:formula="of:=SUM([.$D$2:.$D29])/60" office:value-type="float" office:value="38.2833333333333" calcext:value-type="float">
            <text:p>38</text:p>
          </table:table-cell>
          <table:table-cell table:style-name="ce14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31]+[.C31]" office:value-type="float" office:value="90" calcext:value-type="float">
            <text:p>90</text:p>
          </table:table-cell>
          <table:table-cell table:formula="of:=SUM([.$D$2:.$D30])/60" office:value-type="float" office:value="39.2" calcext:value-type="float">
            <text:p>39</text:p>
          </table:table-cell>
          <table:table-cell office:value-type="string" calcext:value-type="string">
            <text:p>if we skip advantages</text:p>
          </table:table-cell>
          <table:table-cell table:number-columns-repeated="1018"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0" calcext:value-type="float">
            <text:p>18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31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table:formula="of:=[.B33]+[.C33]" office:value-type="float" office:value="0" calcext:value-type="float">
            <text:p>0</text:p>
          </table:table-cell>
          <table:table-cell table:style-name="ce17" table:formula="of:=SUM([.$D$2:.$D32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70" calcext:value-type="float">
            <text:p>7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33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95" calcext:value-type="float">
            <text:p>195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34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73" calcext:value-type="float">
            <text:p>73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35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36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60" calcext:value-type="float">
            <text:p>6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37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10" calcext:value-type="float">
            <text:p>11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7" table:formula="of:=SUM([.$D$2:.$D38])/60" office:value-type="float" office:value="40.7" calcext:value-type="float">
            <text:p>41</text:p>
          </table:table-cell>
          <table:table-cell table:style-name="ce21" office:value-type="string" calcext:value-type="string">
            <text:p>SKIP</text:p>
          </table:table-cell>
          <table:table-cell table:style-name="ce21"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0]+[.C40]" office:value-type="float" office:value="10" calcext:value-type="float">
            <text:p>10</text:p>
          </table:table-cell>
          <table:table-cell table:formula="of:=SUM([.$D$2:.$D39])/60" office:value-type="float" office:value="40.7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formula="of:=[.B41]+[.C41]" office:value-type="float" office:value="280" calcext:value-type="float">
            <text:p>280</text:p>
          </table:table-cell>
          <table:table-cell table:style-name="ce16" table:formula="of:=SUM([.$D$2:.$D40])/60" office:value-type="float" office:value="40.8666666666667" calcext:value-type="float">
            <text:p>41</text:p>
          </table:table-cell>
          <table:table-cell table:style-name="ce19" office:value-type="string" calcext:value-type="string">
            <text:p>Ask: GOD: Which principle does it violate? Polymorphism: What patterns did we use to solve this?</text:p>
          </table:table-cell>
          <table:table-cell table:style-name="ce19"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2]+[.C42]" office:value-type="float" office:value="15" calcext:value-type="float">
            <text:p>15</text:p>
          </table:table-cell>
          <table:table-cell table:formula="of:=SUM([.$D$2:.$D41])/60" office:value-type="float" office:value="45.5333333333333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43]+[.C43]" office:value-type="float" office:value="180" calcext:value-type="float">
            <text:p>180</text:p>
          </table:table-cell>
          <table:table-cell table:formula="of:=SUM([.$D$2:.$D42])/60" office:value-type="float" office:value="45.7833333333333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44]+[.C44]" office:value-type="float" office:value="130" calcext:value-type="float">
            <text:p>130</text:p>
          </table:table-cell>
          <table:table-cell table:formula="of:=SUM([.$D$2:.$D43])/60" office:value-type="float" office:value="48.7833333333333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45]+[.C45]" office:value-type="float" office:value="50" calcext:value-type="float">
            <text:p>50</text:p>
          </table:table-cell>
          <table:table-cell table:formula="of:=SUM([.$D$2:.$D44])/60" office:value-type="float" office:value="50.95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6]+[.C46]" office:value-type="float" office:value="30" calcext:value-type="float">
            <text:p>30</text:p>
          </table:table-cell>
          <table:table-cell table:formula="of:=SUM([.$D$2:.$D45])/60" office:value-type="float" office:value="51.7833333333333" calcext:value-type="float">
            <text:p>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B47]+[.C47]" office:value-type="float" office:value="0" calcext:value-type="float">
            <text:p>0</text:p>
          </table:table-cell>
          <table:table-cell table:formula="of:=SUM([.$D$2:.$D46])/60" office:value-type="float" office:value="52.2833333333333" calcext:value-type="float">
            <text:p>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B48]+[.C48]" office:value-type="float" office:value="0" calcext:value-type="float">
            <text:p>0</text:p>
          </table:table-cell>
          <table:table-cell table:formula="of:=SUM([.$D$2:.$D47])/60" office:value-type="float" office:value="52.2833333333333" calcext:value-type="float">
            <text:p>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B49]+[.C49]" office:value-type="float" office:value="0" calcext:value-type="float">
            <text:p>0</text:p>
          </table:table-cell>
          <table:table-cell table:formula="of:=SUM([.$D$2:.$D48])/60" office:value-type="float" office:value="52.2833333333333" calcext:value-type="float">
            <text:p>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B50]+[.C50]" office:value-type="float" office:value="0" calcext:value-type="float">
            <text:p>0</text:p>
          </table:table-cell>
          <table:table-cell table:formula="of:=SUM([.$D$2:.$D49])/60" office:value-type="float" office:value="52.2833333333333" calcext:value-type="float">
            <text:p>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B51]+[.C51]" office:value-type="float" office:value="0" calcext:value-type="float">
            <text:p>0</text:p>
          </table:table-cell>
          <table:table-cell table:formula="of:=SUM([.$D$2:.$D50])/60" office:value-type="float" office:value="52.2833333333333" calcext:value-type="float">
            <text:p>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B52]+[.C52]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formula="of:=[.B53]+[.C53]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formula="of:=[.B54]+[.C54]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09:40:20.935369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6T10:07:08.276500655</meta:creation-date>
    <dc:date>2020-09-29T12:24:22.596483922</dc:date>
    <meta:editing-duration>PT3H4M57S</meta:editing-duration>
    <meta:editing-cycles>10</meta:editing-cycles>
    <meta:generator>LibreOffice/6.3.5.2$Linux_X86_64 LibreOffice_project/30$Build-2</meta:generator>
    <meta:document-statistic meta:table-count="2" meta:cell-count="406" meta:object-count="0"/>
  </office:meta>
</office:document-meta>
</file>